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2200000676F3B49D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047cm" svg:height="20.548cm" draw:transform="rotate (-1.57777764380287) translate (21cm 0.577cm)">
          <draw:image xlink:href="Pictures/100000010000092200000676F3B49D6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5-02-09T17:07:32.697000000</meta:print-date>
    <meta:printed-by>PDF files</meta:printed-by>
    <dc:date>2025-02-09T17:07:41.425000000</dc:date>
    <meta:editing-duration>PT8S</meta:editing-duration>
    <meta:editing-cycles>1</meta:editing-cycles>
    <meta:document-statistic meta:object-count="1"/>
    <meta:generator>LibreOffice/24.8.4.2$Windows_X86_64 LibreOffice_project/bb3cfa12c7b1bf994ecc5649a80400d06cd71002</meta:generator>
  </office:meta>
</office:document-meta>
</file>